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2.222in"/>
    </style:style>
    <style:style style:name="co3" style:family="table-column">
      <style:table-column-properties fo:break-before="auto" style:column-width="4.2882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GB-LCD-RPi3-H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,R1,R2,R4,R5,R9,R11,R12,R13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S1</text:p>
          </table:table-cell>
          <table:table-cell office:value-type="string" calcext:value-type="string">
            <text:p>LCD_16X2_MC21605H6W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1602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Socket_2x20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20_Odd_Eve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K4,MK3,MK2,MK1</text:p>
          </table:table-cell>
          <table:table-cell office:value-type="string" calcext:value-type="string">
            <text:p>MountingHole_2.7mm_M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2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1,D2,D3</text:p>
          </table:table-cell>
          <table:table-cell office:value-type="string" calcext:value-type="string">
            <text:p>LED_D3.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1,JP2,JP3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er_NC_Smal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6,R7,R8,R10</text:p>
          </table:table-cell>
          <table:table-cell office:value-type="string" calcext:value-type="string">
            <text:p>R_Axial_DIN0207_L6.3mm_D2.5mm_P10.16mm_Horizontal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Vishay_T73YP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2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3017-E_SP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BUTTON_P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up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PUSHBUTTON_P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ow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PUSHBUTTON_P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ent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_PUSHBUTTON_P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lef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_PUSHBUTTON_P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igh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31T16:34:48.558000000</dc:date>
    <meta:editing-duration>PT56S</meta:editing-duration>
    <meta:editing-cycles>1</meta:editing-cycles>
    <meta:document-statistic meta:table-count="1" meta:cell-count="76" meta:object-count="0"/>
    <meta:generator>LibreOffice/6.3.4.2$Windows_X86_64 LibreOffice_project/60da17e045e08f1793c57c00ba83cdfce946d0aa</meta:generator>
  </office:meta>
</office:document-meta>
</file>